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Context.getTheFolder( String e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ilContext.removeAllFold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ailContext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xt.MailContext( Contex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xt.get( Object key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">
            <text:p text:style-name="Table_20_Contents">5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MailContext.getParameter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xt.putFolder( Folder fol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ailContext.removeStor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ailContext.putFolder( Folder [ ] fol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Context.getFolder( String fold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ilContext.getParameterAsInteger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lContext.setRequest( 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xt.canoncializeFoldername( String f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xt.enableLogging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